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651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2.528cm"/>
    </style:style>
    <style:style style:name="co7" style:family="table-column">
      <style:table-column-properties fo:break-before="auto" style:column-width="2.441cm"/>
    </style:style>
    <style:style style:name="co8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OperManag</text:p>
          </table:table-cell>
          <table:table-cell office:value-type="string">
            <text:p>AluManag</text:p>
          </table:table-cell>
          <table:table-cell office:value-type="string">
            <text:p>ALUrequest</text:p>
          </table:table-cell>
          <table:table-cell/>
          <table:table-cell office:value-type="string">
            <text:p>Ast</text:p>
          </table:table-cell>
          <table:table-cell office:value-type="string">
            <text:p>Odone</text:p>
          </table:table-cell>
          <table:table-cell office:value-type="string">
            <text:p>Adone</text:p>
          </table:table-cell>
          <table:table-cell office:value-type="string">
            <text:p>Pkurr_CLK</text:p>
          </table:table-cell>
          <table:table-cell office:value-type="string">
            <text:p>EPSkurr_RES</text:p>
          </table:table-cell>
          <table:table-cell office:value-type="string">
            <text:p>EPSkurr_CLK</text:p>
          </table:table-cell>
          <table:table-cell office:value-type="string">
            <text:p>EPSold_RES</text:p>
          </table:table-cell>
          <table:table-cell office:value-type="string">
            <text:p>EPSold_CLK</text:p>
          </table:table-cell>
          <table:table-cell office:value-type="string">
            <text:p>SUM_RES</text:p>
          </table:table-cell>
          <table:table-cell office:value-type="string">
            <text:p>SUM_CLK</text:p>
          </table:table-cell>
          <table:table-cell office:value-type="string">
            <text:p>INT_RES</text:p>
          </table:table-cell>
          <table:table-cell office:value-type="string">
            <text:p>INT_CLK</text:p>
          </table:table-cell>
          <table:table-cell office:value-type="string">
            <text:p>DIFF_RES</text:p>
          </table:table-cell>
          <table:table-cell office:value-type="string">
            <text:p>DIFF_CLK</text:p>
          </table:table-cell>
          <table:table-cell office:value-type="string">
            <text:p>PR_RES</text:p>
          </table:table-cell>
          <table:table-cell office:value-type="string">
            <text:p>PR_CLK</text:p>
          </table:table-cell>
          <table:table-cell office:value-type="string">
            <text:p>RESULT_RES</text:p>
          </table:table-cell>
          <table:table-cell office:value-type="string">
            <text:p>RESULT_CLK</text:p>
          </table:table-cell>
          <table:table-cell office:value-type="string">
            <text:p>A_CLK</text:p>
          </table:table-cell>
          <table:table-cell office:value-type="string">
            <text:p>B_CLK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12:2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1S</meta:editing-duration>
    <meta:editing-cycles>3</meta:editing-cycles>
    <meta:generator>OpenOffice/4.1.2$Win32 OpenOffice.org_project/412m3$Build-9782</meta:generator>
    <dc:date>2015-12-28T12:22:00.35</dc:date>
    <dc:creator>Ivan Folbort</dc:creator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